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3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Cambria" style:font-family-asian="Cambria" style:font-family-complex="Cambria" fo:background-color="transparent" fo:color="#000000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26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left" fo:margin-left="-9.05pt" fo:text-indent="-5.40pt">
        <style:tab-stops>
          <style:tab-stop style:position="93.70pt"/>
          <style:tab-stop style:position="32905.55pt"/>
        </style:tab-stops>
      </style:paragraph-properties>
    </style:style>
    <style:style style:name="P2" style:family="paragraph">
      <style:paragraph-properties fo:line-height="100.00%" fo:text-align="center" fo:margin-left="1.90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-9.05pt" fo:text-indent="-5.40pt">
        <style:tab-stops>
          <style:tab-stop style:position="93.70pt"/>
          <style:tab-stop style:position="32905.55pt"/>
        </style:tab-stops>
      </style:paragraph-properties>
    </style:style>
    <style:style style:name="P5" style:family="paragraph">
      <style:paragraph-properties fo:line-height="100.00%" fo:text-align="left" fo:margin-left="-9.05pt" fo:text-indent="-5.40pt">
        <style:tab-stops>
          <style:tab-stop style:position="278.35pt"/>
          <style:tab-stop style:position="3299.15pt"/>
        </style:tab-stops>
      </style:paragraph-properties>
    </style:style>
    <style:style style:name="P6" style:family="paragraph">
      <style:paragraph-properties fo:line-height="100.00%" fo:text-align="center" fo:margin-left="1.90pt" fo:text-indent="0.00pt"/>
    </style:style>
    <style:style style:name="P7" style:family="paragraph">
      <style:paragraph-properties fo:line-height="100.00%" fo:text-align="left" fo:margin-left="-9.05pt" fo:text-indent="-5.40pt">
        <style:tab-stops>
          <style:tab-stop style:position="278.35pt"/>
          <style:tab-stop style:position="3299.1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right" fo:margin-left="31.45pt" fo:text-indent="0.00pt"/>
    </style:style>
    <style:style style:name="P12" style:family="paragraph">
      <style:paragraph-properties fo:line-height="100.00%" fo:text-align="left" fo:margin-left="31.45pt" fo:text-indent="0.00p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right" fo:margin-left="31.45pt" fo:text-indent="0.00pt"/>
    </style:style>
    <style:style style:name="P16" style:family="paragraph">
      <style:paragraph-properties fo:line-height="100.00%" fo:text-align="left" fo:margin-left="31.45pt" fo:text-indent="0.00p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right" fo:margin-left="31.45pt" fo:text-indent="0.00pt"/>
    </style:style>
    <style:style style:name="P20" style:family="paragraph">
      <style:paragraph-properties fo:line-height="100.00%" fo:text-align="left" fo:margin-left="31.45pt" fo:text-indent="0.00p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right" fo:margin-left="31.45pt" fo:text-indent="0.00pt"/>
    </style:style>
    <style:style style:name="P24" style:family="paragraph">
      <style:paragraph-properties fo:line-height="100.00%" fo:text-align="left" fo:margin-left="31.45pt" fo:text-indent="0.00p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right" fo:margin-left="31.45pt" fo:text-indent="0.00pt"/>
    </style:style>
    <style:style style:name="P28" style:family="paragraph">
      <style:paragraph-properties fo:line-height="100.00%" fo:text-align="left" fo:margin-left="31.45pt" fo:text-indent="0.00p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right" fo:margin-left="31.45pt" fo:text-indent="0.00pt"/>
    </style:style>
    <style:style style:name="P32" style:family="paragraph">
      <style:paragraph-properties fo:line-height="100.00%" fo:text-align="left" fo:margin-left="31.45pt" fo:text-indent="0.00p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5" style:family="paragraph">
      <style:paragraph-properties fo:line-height="100.00%" fo:text-align="right" fo:margin-left="31.45pt" fo:text-indent="0.00pt"/>
    </style:style>
    <style:style style:name="P36" style:family="paragraph">
      <style:paragraph-properties fo:line-height="100.00%" fo:text-align="left" fo:margin-left="31.45pt" fo:text-indent="0.00p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right" fo:margin-left="31.45pt" fo:text-indent="0.00pt"/>
    </style:style>
    <style:style style:name="P40" style:family="paragraph">
      <style:paragraph-properties fo:line-height="100.00%" fo:text-align="left" fo:margin-left="31.45pt" fo:text-indent="0.00p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right" fo:margin-left="31.45pt" fo:text-indent="0.00pt"/>
    </style:style>
    <style:style style:name="P44" style:family="paragraph">
      <style:paragraph-properties fo:line-height="100.00%" fo:text-align="left" fo:margin-left="31.45pt" fo:text-indent="0.00p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47" style:family="paragraph">
      <style:paragraph-properties fo:line-height="100.00%" fo:text-align="right" fo:margin-left="31.45pt" fo:text-indent="0.00pt"/>
    </style:style>
    <style:style style:name="P48" style:family="paragraph">
      <style:paragraph-properties fo:line-height="100.00%" fo:text-align="left" fo:margin-left="31.45pt" fo:text-indent="0.00p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1" style:family="paragraph">
      <style:paragraph-properties fo:line-height="100.00%" fo:text-align="right" fo:margin-left="31.45pt" fo:text-indent="0.00pt"/>
    </style:style>
    <style:style style:name="P52" style:family="paragraph">
      <style:paragraph-properties fo:line-height="100.00%" fo:text-align="left" fo:margin-left="31.45pt" fo:text-indent="0.00p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77.30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TableColumn0100" style:family="table-column">
      <style:table-column-properties style:column-width="1.175694in"/>
    </style:style>
    <style:style style:name="TableColumn0101" style:family="table-column">
      <style:table-column-properties style:column-width="2.564583in"/>
    </style:style>
    <style:style style:name="TableColumn0102" style:family="table-column">
      <style:table-column-properties style:column-width="3.740972in"/>
    </style:style>
    <style:style style:name="Table01" style:family="table">
      <style:table-properties style:width="7.481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500000in"/>
    </style:style>
    <style:style style:name="TableColumn0201" style:family="table-column">
      <style:table-column-properties style:column-width="4.759722in"/>
    </style:style>
    <style:style style:name="Table02" style:family="table">
      <style:table-properties style:width="7.259722in" fo:margin-left="0.000000in" style:writing-mode="lr" table:align="left" style:may-break-between-rows="true"/>
    </style:style>
    <style:style style:name="TableRow0200" style:family="table-row">
      <style:table-row-properties style:min-row-height="0.553472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1" style:family="table-row">
      <style:table-row-properties style:min-row-height="0.598611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2" style:family="table-row">
      <style:table-row-properties style:min-row-height="0.550000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3" style:family="table-row">
      <style:table-row-properties style:min-row-height="0.553472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4" style:family="table-row">
      <style:table-row-properties style:min-row-height="0.550000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5" style:family="table-row">
      <style:table-row-properties style:min-row-height="0.543750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6" style:family="table-row">
      <style:table-row-properties style:min-row-height="0.563194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7" style:family="table-row">
      <style:table-row-properties style:min-row-height="0.554167in"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8" style:family="table-row">
      <style:table-row-properties style:min-row-height="0.549306in"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09" style:family="table-row">
      <style:table-row-properties style:min-row-height="0.620833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Row0210" style:family="table-row">
      <style:table-row-properties style:min-row-height="0.500000in"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"><draw:frame text:anchor-type="as-char" svg:width="17.46mm" svg:height="18.26mm" style:rel-width="scale" style:rel-height="scale"><draw:object-ole xlink:href="OleObj1"/><draw:image xlink:href="ObjectReplacements/OleObj1"/></draw:frame><text:span text:style-name="T1"/></text:p>
            <text:p text:style-name="P2"><text:span text:style-name="T1"/></text:p>
          </table:table-cell>
          <table:table-cell table:style-name="TableCell010001" table:number-columns-spanned="2">
            <text:p text:style-name="P3"><text:span text:style-name="T1"/></text:p>
            <text:p text:style-name="P3"><text:span text:style-name="T2">Carátula para entrega de prácticas</text:span></text:p>
            <text:p text:style-name="P3"><text:span text:style-name="T3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3"/></text:p>
            <text:p text:style-name="P6"><text:span text:style-name="T4">Facultad de Ingeniería</text:span></text:p>
            <text:p text:style-name="P6"><text:span text:style-name="T5"/></text:p>
          </table:table-cell>
          <table:covered-table-cell/>
          <table:table-cell table:style-name="TableCell010102">
            <text:p text:style-name="P6"><text:span text:style-name="T5"/></text:p>
            <text:p text:style-name="P6"><text:span text:style-name="T6">Laboratorio de docencia</text:span><text:span text:style-name="T7"/></text:p>
          </table:table-cell>
        </table:table-row>
      </table:table>
      <text:p text:style-name="P8"><text:span text:style-name="T7"/></text:p>
      <text:p text:style-name="P8"><text:span text:style-name="T7"/></text:p>
      <text:p text:style-name="P9"><text:span text:style-name="T8">Laboratorios de computación</text:span></text:p>
      <text:p text:style-name="P9"><text:span text:style-name="T8">salas A y B</text:span></text:p>
      <text:p text:style-name="P9"><text:span text:style-name="T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1"><text:span text:style-name="T9"/></text:p>
            <text:p text:style-name="P11"><text:span text:style-name="T10">Profesor:</text:span><text:span text:style-name="T11"/></text:p>
          </table:table-cell>
          <table:table-cell table:style-name="TableCell020001">
            <text:p text:style-name="P12"><text:span text:style-name="T11"/></text:p>
            <text:p text:style-name="P12"><text:span text:style-name="T12">Alejandro Esteban Pimentel Alarcon<text:s/></text:span><text:span text:style-name="T13"/></text:p>
            <text:p text:style-name="P12"><text:span text:style-name="T13"/></text:p>
          </table:table-cell>
        </table:table-row>
        <table:table-row table:style-name="TableRow0201">
          <table:table-cell table:style-name="TableCell020100">
            <text:p text:style-name="P15"><text:span text:style-name="T13"/></text:p>
            <text:p text:style-name="P15"><text:span text:style-name="T14">Asignatura:</text:span><text:span text:style-name="T15"/></text:p>
          </table:table-cell>
          <table:table-cell table:style-name="TableCell020101">
            <text:p text:style-name="P16"><text:span text:style-name="T15"/></text:p>
            <text:p text:style-name="P16"><text:span text:style-name="T16">Fundamentos de<text:s text:c="2"/>Programacion<text:s/></text:span><text:span text:style-name="T17"/></text:p>
            <text:p text:style-name="P16"><text:span text:style-name="T17"/></text:p>
          </table:table-cell>
        </table:table-row>
        <table:table-row table:style-name="TableRow0202">
          <table:table-cell table:style-name="TableCell020200">
            <text:p text:style-name="P19"><text:span text:style-name="T17"/></text:p>
            <text:p text:style-name="P19"><text:span text:style-name="T18">Grupo:</text:span><text:span text:style-name="T19"/></text:p>
          </table:table-cell>
          <table:table-cell table:style-name="TableCell020201">
            <text:p text:style-name="P20"><text:span text:style-name="T20"/></text:p>
            <text:p text:style-name="P20"><text:span text:style-name="T20">Bloque 135</text:span></text:p>
          </table:table-cell>
        </table:table-row>
        <table:table-row table:style-name="TableRow0203">
          <table:table-cell table:style-name="TableCell020300">
            <text:p text:style-name="P23"><text:span text:style-name="T21"/></text:p>
            <text:p text:style-name="P23"><text:span text:style-name="T22">No de Práctica(s):</text:span><text:span text:style-name="T23"/></text:p>
          </table:table-cell>
          <table:table-cell table:style-name="TableCell020301">
            <text:p text:style-name="P24"><text:span text:style-name="T23"/></text:p>
            <text:p text:style-name="P24"><text:span text:style-name="T24">1º</text:span><text:span text:style-name="T25"/></text:p>
          </table:table-cell>
        </table:table-row>
        <table:table-row table:style-name="TableRow0204">
          <table:table-cell table:style-name="TableCell020400">
            <text:p text:style-name="P27"><text:span text:style-name="T25"/></text:p>
            <text:p text:style-name="P27"><text:span text:style-name="T26">Integrante(s):</text:span><text:span text:style-name="T27"/></text:p>
          </table:table-cell>
          <table:table-cell table:style-name="TableCell020401">
            <text:p text:style-name="P28"><text:span text:style-name="T28"/></text:p>
            <text:p text:style-name="P28"><text:span text:style-name="T28">Franco Ingles Carolina<text:s/></text:span><text:span text:style-name="T29"/></text:p>
          </table:table-cell>
        </table:table-row>
        <table:table-row table:style-name="TableRow0205">
          <table:table-cell table:style-name="TableCell020500">
            <text:p text:style-name="P31"><text:span text:style-name="T30">No. de Equipo de cómputo empleado:</text:span><text:span text:style-name="T31"/></text:p>
          </table:table-cell>
          <table:table-cell table:style-name="TableCell020501">
            <text:p text:style-name="P32"><text:span text:style-name="T31"/></text:p>
          </table:table-cell>
        </table:table-row>
        <table:table-row table:style-name="TableRow0206">
          <table:table-cell table:style-name="TableCell020600">
            <text:p text:style-name="P35"><text:span text:style-name="T31"/></text:p>
            <text:p text:style-name="P35"><text:span text:style-name="T32">No. de Lista o Brigada:</text:span><text:span text:style-name="T33"/></text:p>
          </table:table-cell>
          <table:table-cell table:style-name="TableCell020601">
            <text:p text:style-name="P36"><text:span text:style-name="T33"/></text:p>
            <text:p text:style-name="P36"><text:span text:style-name="T34">2836</text:span><text:span text:style-name="T35"/></text:p>
          </table:table-cell>
        </table:table-row>
        <table:table-row table:style-name="TableRow0207">
          <table:table-cell table:style-name="TableCell020700">
            <text:p text:style-name="P39"><text:span text:style-name="T35"/></text:p>
            <text:p text:style-name="P39"><text:span text:style-name="T36">Semestre:</text:span><text:span text:style-name="T37"/></text:p>
          </table:table-cell>
          <table:table-cell table:style-name="TableCell020701">
            <text:p text:style-name="P40"><text:span text:style-name="T38"/></text:p>
            <text:p text:style-name="P40"><text:span text:style-name="T38">1º</text:span></text:p>
          </table:table-cell>
        </table:table-row>
        <table:table-row table:style-name="TableRow0208">
          <table:table-cell table:style-name="TableCell020800">
            <text:p text:style-name="P43"><text:span text:style-name="T39"/></text:p>
            <text:p text:style-name="P43"><text:span text:style-name="T40">Fecha de entrega:</text:span><text:span text:style-name="T41"/></text:p>
          </table:table-cell>
          <table:table-cell table:style-name="TableCell020801">
            <text:p text:style-name="P44"><text:span text:style-name="T42"/></text:p>
            <text:p text:style-name="P44"><text:span text:style-name="T42">26 agosto de 2019</text:span><text:span text:style-name="T43"/></text:p>
          </table:table-cell>
        </table:table-row>
        <table:table-row table:style-name="TableRow0209">
          <table:table-cell table:style-name="TableCell020900">
            <text:p text:style-name="P47"><text:span text:style-name="T43"/></text:p>
            <text:p text:style-name="P47"><text:span text:style-name="T44">Observaciones:</text:span><text:span text:style-name="T45"/></text:p>
          </table:table-cell>
          <table:table-cell table:style-name="TableCell020901">
            <text:p text:style-name="P48"><text:span text:style-name="T45"/></text:p>
          </table:table-cell>
        </table:table-row>
        <table:table-row table:style-name="TableRow0210">
          <table:table-cell table:style-name="TableCell021000">
            <text:p text:style-name="P51"><text:span text:style-name="T45"/></text:p>
          </table:table-cell>
          <table:table-cell table:style-name="TableCell021001">
            <text:p text:style-name="P52"><text:span text:style-name="T45"/></text:p>
          </table:table-cell>
        </table:table-row>
      </table:table>
      <text:p text:style-name="P54"><text:span text:style-name="T45"/></text:p>
      <text:p text:style-name="P54"><text:span text:style-name="T45"/></text:p>
      <text:p text:style-name="P54"><text:span text:style-name="T46"><text:tab/><text:tab/><text:tab/><text:tab/><text:tab/>CALIFICACIÓN: </text:span></text:p>
      <text:p text:style-name="P54"><text:span text:style-name="T46">__________</text:span></text:p>
      <text:p text:style-name="P54"><text:span text:style-name="T46"/></text:p>
      <text:p text:style-name="P54"><text:span text:style-name="T46"/></text:p>
      <text:p text:style-name="P54"><text:span text:style-name="T46"/></text:p>
      <text:p text:style-name="P54"><text:span text:style-name="T46"/></text:p>
      <text:p text:style-name="P54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